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5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9.8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4.27mm"/>
    </style:style>
    <style:style style:name="co6" style:family="table-column">
      <style:table-column-properties fo:break-before="auto" style:column-width="27.89mm"/>
    </style:style>
    <style:style style:name="co7" style:family="table-column">
      <style:table-column-properties fo:break-before="auto" style:column-width="77.54mm"/>
    </style:style>
    <style:style style:name="ro1" style:family="table-row">
      <style:table-row-properties style:row-height="5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86mm" fo:break-before="auto" style:use-optimal-row-height="true"/>
    </style:style>
    <style:style style:name="ro4" style:family="table-row">
      <style:table-row-properties style:row-height="5.84mm" fo:break-before="auto" style:use-optimal-row-height="true"/>
    </style:style>
    <style:style style:name="ro5" style:family="table-row">
      <style:table-row-properties style:row-height="5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-&quot;" style:apply-style-name="Error" style:base-cell-address="状態遷移.A1"/>
      <style:map style:condition="cell-content()=&quot;?&quot;" style:apply-style-name="Neutral" style:base-cell-address="状態遷移.A1"/>
    </style:style>
    <style:style style:name="gr1" style:family="graphic">
      <style:graphic-properties draw:marker-start="Arrowheads_20_1" draw:marker-start-width="2mm" draw:marker-start-center="false" draw:fill="solid" draw:fill-color="#e8a202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e8a202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状態遷移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visibility="collapse" table:default-cell-style-name="ce1"/>
        <table:table-column table:style-name="co4" table:number-columns-repeated="3" table:default-cell-style-name="ce1"/>
        <table:table-column table:style-name="co4" table:visibility="collapse" table:default-cell-style-name="ce1"/>
        <table:table-column table:style-name="co4" table:number-columns-repeated="1012" table:default-cell-style-name="ce1"/>
        <table:table-row table:style-name="ro1">
          <table:table-cell office:value-type="string" calcext:value-type="string">
            <text:p>状態</text:p>
          </table:table-cell>
          <table:table-cell office:value-type="string" calcext:value-type="string">
            <text:p>内状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TIME_PASS</text:p>
          </table:table-cell>
          <table:table-cell office:value-type="string" calcext:value-type="string">
            <text:p>S-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d-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office:annotation draw:style-name="gr1" draw:text-style-name="P2" svg:width="28.99mm" svg:height="17.99mm" svg:x="67.67mm" svg:y="0mm" draw:caption-point-x="-6.1mm" draw:caption-point-y="5.83mm">
              <dc:date>2024-12-29T00:00:00</dc:date>
              <text:p text:style-name="P1">SPACE is not yet inserted at this point.</text:p>
            </office:annotation>
            <text:p>S1 =&gt; “”</text:p>
          </table:table-cell>
          <table:table-cell office:value-type="string" calcext:value-type="string">
            <text:p>S0[い] =&gt; い</text:p>
          </table:table-cell>
          <table:table-cell office:value-type="string" calcext:value-type="string">
            <text:p>S0[か] =&gt; か</text:p>
          </table:table-cell>
          <table:table-cell office:value-type="string" calcext:value-type="string">
            <text:p>S0 =&gt; “ENTER”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ENTER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0 =&gt; “”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い]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0 =&gt; れ</text:p>
          </table:table-cell>
          <table:table-cell/>
          <table:table-cell office:value-type="string" calcext:value-type="string">
            <text:p>S0[い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[い] =&gt; い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か]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S0 =&gt; れ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0[か=]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0[か] =&gt; か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い=]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0 =&gt; いか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0[い] =&gt; い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か=]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S0 =&gt; かい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0[か] =&gt; か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い]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0 =&gt; れ</text:p>
          </table:table-cell>
          <table:table-cell/>
          <table:table-cell table:number-columns-repeated="5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か]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0 =&gt; れ</text:p>
          </table:table-cell>
          <table:table-cell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い=]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0 =&gt; いか</text:p>
          </table:table-cell>
          <table:table-cell/>
          <table:table-cell table:number-columns-repeated="5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か=]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0 =&gt; かい</text:p>
          </table:table-cell>
          <table:table-cell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S1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[い] =&gt; い</text:p>
          </table:table-cell>
          <table:table-cell office:value-type="string" calcext:value-type="string">
            <text:p>S1[か] =&gt; か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office:annotation draw:style-name="gr1" draw:text-style-name="P2" svg:width="28.99mm" svg:height="17.99mm" svg:x="164.98mm" svg:y="46.84mm" draw:caption-point-x="-6.1mm" draw:caption-point-y="15.1mm">
              <dc:date>2024-12-29T00:00:00</dc:date>
              <text:p text:style-name="P1">SPACE is added only at this point.</text:p>
            </office:annotation>
            <text:p>S0 =&gt; “SPACE”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3 =&gt; “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[い]</text:p>
          </table:table-cell>
          <table:table-cell office:value-type="string" calcext:value-type="string">
            <text:p>SPACE+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1 =&gt; れ</text:p>
          </table:table-cell>
          <table:table-cell/>
          <table:table-cell office:value-type="string" calcext:value-type="string">
            <text:p>S1[い=]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1[い] =&gt; い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[か]</text:p>
          </table:table-cell>
          <table:table-cell office:value-type="string" calcext:value-type="string">
            <text:p>SPACE+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 =&gt; れ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1[か=]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[か] =&gt; か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1</text:p>
          </table:table-cell>
          <table:table-cell office:value-type="string" calcext:value-type="string">
            <text:p>[い=]</text:p>
          </table:table-cell>
          <table:table-cell office:value-type="string" calcext:value-type="string">
            <text:p>SPACE+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1 =&gt; いか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1[い] =&gt; い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1</text:p>
          </table:table-cell>
          <table:table-cell office:value-type="string" calcext:value-type="string">
            <text:p>[か=]</text:p>
          </table:table-cell>
          <table:table-cell office:value-type="string" calcext:value-type="string">
            <text:p>SPACE+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 =&gt; かい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[か] =&gt; か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1</text:p>
          </table:table-cell>
          <table:table-cell office:value-type="string" calcext:value-type="string">
            <text:p>[い]</text:p>
          </table:table-cell>
          <table:table-cell office:value-type="string" calcext:value-type="string">
            <text:p>SPAC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1 =&gt; れ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1</text:p>
          </table:table-cell>
          <table:table-cell office:value-type="string" calcext:value-type="string">
            <text:p>[か]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 =&gt; “れ”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1</text:p>
          </table:table-cell>
          <table:table-cell office:value-type="string" calcext:value-type="string">
            <text:p>[い=]</text:p>
          </table:table-cell>
          <table:table-cell office:value-type="string" calcext:value-type="string">
            <text:p>SPAC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office:annotation draw:style-name="gr1" draw:text-style-name="P2" svg:width="28.99mm" svg:height="17.99mm" svg:x="114.51mm" svg:y="87.52mm" draw:caption-point-x="-6.1mm" draw:caption-point-y="15.1mm">
              <dc:date>2024-12-29T00:00:00</dc:date>
              <text:p text:style-name="P1">This is Kanchoku.</text:p>
            </office:annotation>
            <text:p>S2 =&gt; 以下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1</text:p>
          </table:table-cell>
          <table:table-cell office:value-type="string" calcext:value-type="string">
            <text:p>[か=]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2 =&gt; 貝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2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S0 =&gt; “”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SPACE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状態遷移.A1:状態遷移.AMJ1048576">
            <calcext:condition calcext:apply-style-name="Error" calcext:value="=&quot;-&quot;" calcext:base-cell-address="状態遷移.A1"/>
            <calcext:condition calcext:apply-style-name="Neutral" calcext:value="=&quot;?&quot;" calcext:base-cell-address="状態遷移.A1"/>
          </calcext:conditional-format>
        </calcext:conditional-formats>
      </table:table>
      <table:table table:name="説明など" table:style-name="ta1">
        <table:table-column table:style-name="co4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状態</text:p>
          </table:table-cell>
          <table:table-cell office:value-type="string" calcext:value-type="string">
            <text:p>説明</text:p>
          </table:table-cell>
        </table:table-row>
        <table:table-row table:style-name="ro2">
          <table:table-cell office:value-type="string" calcext:value-type="string">
            <text:p>漢直</text:p>
          </table:table-cell>
          <table:table-cell office:value-type="string" calcext:value-type="string">
            <text:p>漢直モード、というのが独立して存在しているのではないが、S0 と S3 モード内で SPACE.press() したまま、2 ストロークを press() =&gt; release() することで、漢字を入力する。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0</text:p>
          </table:table-cell>
          <table:table-cell office:value-type="string" calcext:value-type="string">
            <text:p>ノーマル入力モード。全ての入力はひらがなで表示され、見た目上確定されたように見える。</text:p>
          </table:table-cell>
        </table:table-row>
        <table:table-row table:style-name="ro2">
          <table:table-cell/>
          <table:table-cell office:value-type="string" calcext:value-type="string">
            <text:p>SPACE.press()により S1 に移行でき、SPACE.press() =&gt; f.press() =&gt; f.release() =&gt; SPACE.release() により S3 に移行する。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変換モード。ここから漢字かな交じりの文節を入力し始める。</text:p>
          </table:table-cell>
        </table:table-row>
        <table:table-row table:style-name="ro2">
          <table:table-cell/>
          <table:table-cell office:value-type="string" calcext:value-type="string">
            <text:p>このモードに入った段階では SPACE.press() 状態である。</text:p>
          </table:table-cell>
        </table:table-row>
        <table:table-row table:style-name="ro2">
          <table:table-cell/>
          <table:table-cell office:value-type="string" calcext:value-type="string">
            <text:p>SPACE.press() =&gt; SPACE.release() たけだと [SPACE] が出力され S0 に戻る。</text:p>
          </table:table-cell>
        </table:table-row>
        <table:table-row table:style-name="ro2">
          <table:table-cell/>
          <table:table-cell office:value-type="string" calcext:value-type="string">
            <text:p>何らかの入力が 1 モーラだけされた後に SPACE.release() されると、S1 モードにとどまる。</text:p>
          </table:table-cell>
        </table:table-row>
        <table:table-row table:style-name="ro2">
          <table:table-cell/>
          <table:table-cell office:value-type="string" calcext:value-type="string">
            <text:p>1 モーラ、というのは、同時打鍵のことも考慮しての単位のこと。</text:p>
          </table:table-cell>
        </table:table-row>
        <table:table-row table:style-name="ro2">
          <table:table-cell/>
          <table:table-cell office:value-type="string" calcext:value-type="string">
            <text:p>何らかの入力がこのモードにてされた後に SPACE.press() =&gt; SPACE.release() で L モードに入る。</text:p>
          </table:table-cell>
        </table:table-row>
        <table:table-row table:style-name="ro2">
          <table:table-cell/>
          <table:table-cell office:value-type="string" calcext:value-type="string">
            <text:p>何らかの入力がこのモードでされた後に SPACE.press() =&gt; f.press() =&gt; f.release() =&gt; SPACE.release() で、この文節の最初の変換候補を確定されて、次の文節で S3 モードに入る。</text:p>
          </table:table-cell>
        </table:table-row>
        <table:table-row table:style-name="ro5">
          <table:table-cell/>
          <table:table-cell office:value-type="string" calcext:value-type="string">
            <text:p>何らかの入力がこのモードでされた後に SPACE.press() =&gt; ASCII.press() =&gt; SPACE.release() で、この文節の最初の変換候補を確定されて、次の文節で S1 モードに入る。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2</text:p>
          </table:table-cell>
          <table:table-cell office:value-type="string" calcext:value-type="string">
            <text:p>S1 変換モードの亜種。漢直を終えた直後のモードで、ここで SPACE release してもその出力はされず、S0 に戻る。</text:p>
          </table:table-cell>
        </table:table-row>
        <table:table-row table:style-name="ro2">
          <table:table-cell/>
          <table:table-cell office:value-type="string" calcext:value-type="string">
            <text:p>このモードから SPACE 以外の入力がされた場合の振る舞いは S1 のそれと同じ。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3</text:p>
          </table:table-cell>
          <table:table-cell office:value-type="string" calcext:value-type="string">
            <text:p>強制変換モード。このモードでは、変換モード内で (Preedit として) 漢直を使うことができるようになる。</text:p>
          </table:table-cell>
        </table:table-row>
        <table:table-row table:style-name="ro2">
          <table:table-cell/>
          <table:table-cell office:value-type="string" calcext:value-type="string">
            <text:p>漢直以外の S1 との違いは、「より文節内部に留まる」ということで、明示的に Return.press() するか、一旦 L モードに入らないと、文節から抜けられない。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漢字かな交じり文節の lookup モード。</text:p>
          </table:table-cell>
        </table:table-row>
        <table:table-row table:style-name="ro2">
          <table:table-cell/>
          <table:table-cell office:value-type="string" calcext:value-type="string">
            <text:p>S1 または S3 から、何らかの入力がされた場合 (バッファーに入っている場合) に SPACE.press() でこのモードに移行する。</text:p>
          </table:table-cell>
        </table:table-row>
        <table:table-row table:style-name="ro2">
          <table:table-cell/>
          <table:table-cell office:value-type="string" calcext:value-type="string">
            <text:p>内部的には S1 の変換と S3 のそれは違うのだが、それらの違いは S1/S3 にて説明されているので割愛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9:40:42.174423865</meta:creation-date>
    <dc:date>2025-01-09T11:44:16.948519395</dc:date>
    <meta:editing-duration>P2DT16H10M28S</meta:editing-duration>
    <meta:editing-cycles>11</meta:editing-cycles>
    <meta:generator>LibreOffice/7.3.7.2$Linux_X86_64 LibreOffice_project/30$Build-2</meta:generator>
    <meta:document-statistic meta:table-count="2" meta:cell-count="250" meta:object-count="0"/>
  </office:meta>
</office:document-meta>
</file>